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5.2409in" svg:y="0.2358in">
            <draw:object draw:notify-on-update-of-ranges="Sheet1.A4:Sheet1.A17 Sheet1.B3:Sheet1.B3 Sheet1.B4:Sheet1.B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2413in" svg:y="4.0835in">
            <draw:object draw:notify-on-update-of-ranges="Sheet1.A4:Sheet1.A17 Sheet1.A4:Sheet1.A17 Sheet1.C3:Sheet1.C3 Sheet1.C4:Sheet1.C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NoVoHT Append tes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Consecutive</text:p>
          </table:table-cell>
          <table:table-cell office:value-type="string">
            <text:p>time (ms)</text:p>
          </table:table-cell>
          <table:table-cell office:value-type="string">
            <text:p>Latency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6.568">
            <text:p>6.568</text:p>
          </table:table-cell>
          <table:table-cell table:formula="of:=[.B4]/[.A4]" office:value-type="float" office:value="0.006568">
            <text:p>0.006568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49.817">
            <text:p>49.817</text:p>
          </table:table-cell>
          <table:table-cell table:formula="of:=[.B5]/[.A5]" office:value-type="float" office:value="0.0099634">
            <text:p>0.0099634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58.736">
            <text:p>58.736</text:p>
          </table:table-cell>
          <table:table-cell table:formula="of:=[.B6]/[.A6]" office:value-type="float" office:value="0.0058736">
            <text:p>0.0058736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273.379">
            <text:p>273.379</text:p>
          </table:table-cell>
          <table:table-cell table:formula="of:=[.B7]/[.A7]" office:value-type="float" office:value="0.00546758">
            <text:p>0.00546758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office:value-type="float" office:value="523.214">
            <text:p>523.214</text:p>
          </table:table-cell>
          <table:table-cell table:formula="of:=[.B8]/[.A8]" office:value-type="float" office:value="0.00523214">
            <text:p>0.00523214</text:p>
          </table:table-cell>
        </table:table-row>
        <table:table-row table:style-name="ro3">
          <table:table-cell office:value-type="float" office:value="200000">
            <text:p>200000</text:p>
          </table:table-cell>
          <table:table-cell office:value-type="float" office:value="1001.67">
            <text:p>1001.67</text:p>
          </table:table-cell>
          <table:table-cell table:formula="of:=[.B9]/[.A9]" office:value-type="float" office:value="0.00500835">
            <text:p>0.00500835</text:p>
          </table:table-cell>
        </table:table-row>
        <table:table-row table:style-name="ro3">
          <table:table-cell office:value-type="float" office:value="300000">
            <text:p>300000</text:p>
          </table:table-cell>
          <table:table-cell office:value-type="float" office:value="1491.68">
            <text:p>1491.68</text:p>
          </table:table-cell>
          <table:table-cell table:formula="of:=[.B10]/[.A10]" office:value-type="float" office:value="0.00497226666666667">
            <text:p>0.0049722667</text:p>
          </table:table-cell>
        </table:table-row>
        <table:table-row table:style-name="ro3">
          <table:table-cell office:value-type="float" office:value="400000">
            <text:p>400000</text:p>
          </table:table-cell>
          <table:table-cell office:value-type="float" office:value="1921.35">
            <text:p>1921.35</text:p>
          </table:table-cell>
          <table:table-cell table:formula="of:=[.B11]/[.A11]" office:value-type="float" office:value="0.004803375">
            <text:p>0.004803375</text:p>
          </table:table-cell>
        </table:table-row>
        <table:table-row table:style-name="ro3">
          <table:table-cell office:value-type="float" office:value="500000">
            <text:p>500000</text:p>
          </table:table-cell>
          <table:table-cell office:value-type="float" office:value="2497.13">
            <text:p>2497.13</text:p>
          </table:table-cell>
          <table:table-cell table:formula="of:=[.B12]/[.A12]" office:value-type="float" office:value="0.00499426">
            <text:p>0.00499426</text:p>
          </table:table-cell>
        </table:table-row>
        <table:table-row table:style-name="ro3">
          <table:table-cell office:value-type="float" office:value="600000">
            <text:p>600000</text:p>
          </table:table-cell>
          <table:table-cell office:value-type="float" office:value="2894.43">
            <text:p>2894.43</text:p>
          </table:table-cell>
          <table:table-cell table:formula="of:=[.B13]/[.A13]" office:value-type="float" office:value="0.00482405">
            <text:p>0.00482405</text:p>
          </table:table-cell>
        </table:table-row>
        <table:table-row table:style-name="ro3">
          <table:table-cell office:value-type="float" office:value="700000">
            <text:p>700000</text:p>
          </table:table-cell>
          <table:table-cell office:value-type="float" office:value="3373.93">
            <text:p>3373.93</text:p>
          </table:table-cell>
          <table:table-cell table:formula="of:=[.B14]/[.A14]" office:value-type="float" office:value="0.0048199">
            <text:p>0.0048199</text:p>
          </table:table-cell>
        </table:table-row>
        <table:table-row table:style-name="ro3">
          <table:table-cell office:value-type="float" office:value="800000">
            <text:p>800000</text:p>
          </table:table-cell>
          <table:table-cell office:value-type="float" office:value="4008.61">
            <text:p>4008.61</text:p>
          </table:table-cell>
          <table:table-cell table:formula="of:=[.B15]/[.A15]" office:value-type="float" office:value="0.0050107625">
            <text:p>0.0050107625</text:p>
          </table:table-cell>
        </table:table-row>
        <table:table-row table:style-name="ro3">
          <table:table-cell office:value-type="float" office:value="900000">
            <text:p>900000</text:p>
          </table:table-cell>
          <table:table-cell office:value-type="float" office:value="4318.57">
            <text:p>4318.57</text:p>
          </table:table-cell>
          <table:table-cell table:formula="of:=[.B16]/[.A16]" office:value-type="float" office:value="0.00479841111111111">
            <text:p>0.0047984111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office:value-type="float" office:value="4827.07">
            <text:p>4827.07</text:p>
          </table:table-cell>
          <table:table-cell table:formula="of:=[.B17]/[.A17]" office:value-type="float" office:value="0.00482707">
            <text:p>0.00482707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28.179">
            <text:p>28.179</text:p>
          </table:table-cell>
          <table:table-cell table:formula="of:=[.B20]/[.A20]" office:value-type="float" office:value="0.028179">
            <text:p>0.028179</text:p>
          </table:table-cell>
        </table:table-row>
        <table:table-row table:style-name="ro3">
          <table:table-cell office:value-type="float" office:value="5000">
            <text:p>5000</text:p>
          </table:table-cell>
          <table:table-cell office:value-type="float" office:value="161.805">
            <text:p>161.805</text:p>
          </table:table-cell>
          <table:table-cell table:formula="of:=[.B21]/[.A21]" office:value-type="float" office:value="0.032361">
            <text:p>0.032361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514.998">
            <text:p>514.998</text:p>
          </table:table-cell>
          <table:table-cell table:formula="of:=[.B22]/[.A22]" office:value-type="float" office:value="0.0514998">
            <text:p>0.0514998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9829.36">
            <text:p>9829.36</text:p>
          </table:table-cell>
          <table:table-cell table:formula="of:=[.B23]/[.A23]" office:value-type="float" office:value="0.1965872">
            <text:p>0.1965872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office:value-type="float" office:value="38125.9">
            <text:p>38125.9</text:p>
          </table:table-cell>
          <table:table-cell table:formula="of:=[.B24]/[.A24]" office:value-type="float" office:value="0.381259">
            <text:p>0.381259</text:p>
          </table:table-cell>
        </table:table-row>
        <table:table-row table:style-name="ro3">
          <table:table-cell office:value-type="float" office:value="200000">
            <text:p>200000</text:p>
          </table:table-cell>
          <table:table-cell office:value-type="float" office:value="241658">
            <text:p>241658</text:p>
          </table:table-cell>
          <table:table-cell table:formula="of:=[.B25]/[.A25]" office:value-type="float" office:value="1.20829">
            <text:p>1.20829</text:p>
          </table:table-cell>
        </table:table-row>
        <table:table-row table:style-name="ro3">
          <table:table-cell office:value-type="float" office:value="300000">
            <text:p>300000</text:p>
          </table:table-cell>
          <table:table-cell office:value-type="float" office:value="621181">
            <text:p>621181</text:p>
          </table:table-cell>
          <table:table-cell table:formula="of:=[.B26]/[.A26]" office:value-type="float" office:value="2.07060333333333">
            <text:p>2.0706033333</text:p>
          </table:table-cell>
        </table:table-row>
        <table:table-row table:style-name="ro3">
          <table:table-cell office:value-type="float" office:value="400000">
            <text:p>400000</text:p>
          </table:table-cell>
          <table:table-cell office:value-type="float" office:value="692258">
            <text:p>692258</text:p>
          </table:table-cell>
          <table:table-cell table:formula="of:=[.B27]/[.A27]" office:value-type="float" office:value="1.730645">
            <text:p>1.730645</text:p>
          </table:table-cell>
        </table:table-row>
        <table:table-row table:style-name="ro3">
          <table:table-cell office:value-type="float" office:value="500000">
            <text:p>500000</text:p>
          </table:table-cell>
          <table:table-cell office:value-type="float" office:value="901353">
            <text:p>901353</text:p>
          </table:table-cell>
          <table:table-cell table:formula="of:=[.B28]/[.A28]" office:value-type="float" office:value="1.802706">
            <text:p>1.802706</text:p>
          </table:table-cell>
        </table:table-row>
        <table:table-row table:style-name="ro3">
          <table:table-cell office:value-type="float" office:value="600000">
            <text:p>600000</text:p>
          </table:table-cell>
          <table:table-cell office:value-type="float" office:value="1666000">
            <text:p>1666000</text:p>
          </table:table-cell>
          <table:table-cell table:formula="of:=[.B29]/[.A29]" office:value-type="float" office:value="2.77666666666667">
            <text:p>2.7766666667</text:p>
          </table:table-cell>
        </table:table-row>
        <table:table-row table:style-name="ro3">
          <table:table-cell office:value-type="float" office:value="700000">
            <text:p>700000</text:p>
          </table:table-cell>
          <table:table-cell office:value-type="float" office:value="1456900">
            <text:p>1456900</text:p>
          </table:table-cell>
          <table:table-cell table:formula="of:=[.B30]/[.A30]" office:value-type="float" office:value="2.08128571428571">
            <text:p>2.0812857143</text:p>
          </table:table-cell>
        </table:table-row>
        <table:table-row table:style-name="ro3">
          <table:table-cell office:value-type="float" office:value="800000">
            <text:p>800000</text:p>
          </table:table-cell>
          <table:table-cell office:value-type="float" office:value="1794850">
            <text:p>1794850</text:p>
          </table:table-cell>
          <table:table-cell table:formula="of:=[.B31]/[.A31]" office:value-type="float" office:value="2.2435625">
            <text:p>2.2435625</text:p>
          </table:table-cell>
        </table:table-row>
        <table:table-row table:style-name="ro3">
          <table:table-cell office:value-type="float" office:value="900000">
            <text:p>900000</text:p>
          </table:table-cell>
          <table:table-cell office:value-type="float" office:value="1971270">
            <text:p>1971270</text:p>
          </table:table-cell>
          <table:table-cell table:formula="of:=[.B32]/[.A32]" office:value-type="float" office:value="2.1903">
            <text:p>2.1903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office:value-type="float" office:value="2458390">
            <text:p>2458390</text:p>
          </table:table-cell>
          <table:table-cell table:formula="of:=[.B33]/[.A33]" office:value-type="float" office:value="2.45839">
            <text:p>2.45839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3">
          <table:table-cell table:number-columns-repeated="2"/>
          <table:table-cell table:number-columns-repeated="3" office:value-type="string">
            <text:p>Microseconds</text:p>
          </table:table-cell>
          <table:table-cell/>
        </table:table-row>
        <table:table-row table:style-name="ro3">
          <table:table-cell office:value-type="string">
            <text:p>Test Type</text:p>
          </table:table-cell>
          <table:table-cell office:value-type="string">
            <text:p>Test Size</text:p>
          </table:table-cell>
          <table:table-cell office:value-type="string">
            <text:p>Insertion</text:p>
          </table:table-cell>
          <table:table-cell office:value-type="string">
            <text:p>Retrieval</text:p>
          </table:table-cell>
          <table:table-cell office:value-type="string">
            <text:p>Removal</text:p>
          </table:table-cell>
          <table:table-cell office:value-type="string">
            <text:p>Latency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">
            <text:p>100000</text:p>
          </table:table-cell>
          <table:table-cell office:value-type="float" office:value="140390">
            <text:p>140390</text:p>
          </table:table-cell>
          <table:table-cell office:value-type="float" office:value="114465">
            <text:p>114465</text:p>
          </table:table-cell>
          <table:table-cell office:value-type="float" office:value="108936">
            <text:p>108936</text:p>
          </table:table-cell>
          <table:table-cell table:formula="of:=SUM([.C3:.E3])/3/[.B3]" office:value-type="float" office:value="1.21263666666667">
            <text:p>1.212636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">
            <text:p>500000</text:p>
          </table:table-cell>
          <table:table-cell office:value-type="float" office:value="725913">
            <text:p>725913</text:p>
          </table:table-cell>
          <table:table-cell office:value-type="float" office:value="602452">
            <text:p>602452</text:p>
          </table:table-cell>
          <table:table-cell office:value-type="float" office:value="560565">
            <text:p>560565</text:p>
          </table:table-cell>
          <table:table-cell table:formula="of:=SUM([.C4:.E4])/3/[.B4]" office:value-type="float" office:value="1.25928666666667">
            <text:p>1.259286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0">
            <text:p>1000000</text:p>
          </table:table-cell>
          <table:table-cell office:value-type="float" office:value="1472900">
            <text:p>1472900</text:p>
          </table:table-cell>
          <table:table-cell office:value-type="float" office:value="1229590">
            <text:p>1229590</text:p>
          </table:table-cell>
          <table:table-cell office:value-type="float" office:value="1147380">
            <text:p>1147380</text:p>
          </table:table-cell>
          <table:table-cell table:formula="of:=SUM([.C5:.E5])/3/[.B5]" office:value-type="float" office:value="1.28329">
            <text:p>1.28329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0">
            <text:p>5000000</text:p>
          </table:table-cell>
          <table:table-cell office:value-type="float" office:value="7798230">
            <text:p>7798230</text:p>
          </table:table-cell>
          <table:table-cell office:value-type="float" office:value="6572580">
            <text:p>6572580</text:p>
          </table:table-cell>
          <table:table-cell office:value-type="float" office:value="5979590">
            <text:p>5979590</text:p>
          </table:table-cell>
          <table:table-cell table:formula="of:=SUM([.C6:.E6])/3/[.B6]" office:value-type="float" office:value="1.35669333333333">
            <text:p>1.3566933333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00">
            <text:p>10000000</text:p>
          </table:table-cell>
          <table:table-cell office:value-type="float" office:value="14969600">
            <text:p>14969600</text:p>
          </table:table-cell>
          <table:table-cell office:value-type="float" office:value="12944200">
            <text:p>12944200</text:p>
          </table:table-cell>
          <table:table-cell office:value-type="float" office:value="11720200">
            <text:p>11720200</text:p>
          </table:table-cell>
          <table:table-cell table:formula="of:=SUM([.C7:.E7])/3/[.B7]" office:value-type="float" office:value="1.32113333333333">
            <text:p>1.3211333333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00">
            <text:p>50000000</text:p>
          </table:table-cell>
          <table:table-cell office:value-type="float" office:value="79280500">
            <text:p>79280500</text:p>
          </table:table-cell>
          <table:table-cell office:value-type="float" office:value="67272100">
            <text:p>67272100</text:p>
          </table:table-cell>
          <table:table-cell office:value-type="float" office:value="60525200">
            <text:p>60525200</text:p>
          </table:table-cell>
          <table:table-cell table:formula="of:=SUM([.C8:.E8])/3/[.B8]" office:value-type="float" office:value="1.38051866666667">
            <text:p>1.380518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100000000">
            <text:p>100000000</text:p>
          </table:table-cell>
          <table:table-cell office:value-type="float" office:value="160777000">
            <text:p>160777000</text:p>
          </table:table-cell>
          <table:table-cell office:value-type="float" office:value="136789000">
            <text:p>136789000</text:p>
          </table:table-cell>
          <table:table-cell office:value-type="float" office:value="122202000">
            <text:p>122202000</text:p>
          </table:table-cell>
          <table:table-cell table:formula="of:=SUM([.C9:.E9])/3/[.B9]" office:value-type="float" office:value="1.39922666666667">
            <text:p>1.3992266667</text:p>
          </table:table-cell>
        </table:table-row>
        <table:table-row table:style-name="ro3">
          <table:table-cell office:value-type="string">
            <text:p>NOPERS</text:p>
          </table:table-cell>
          <table:table-cell office:value-type="float" office:value="500000000">
            <text:p>500000000</text:p>
          </table:table-cell>
          <table:table-cell office:value-type="float" office:value="916026000">
            <text:p>916026000</text:p>
          </table:table-cell>
          <table:table-cell office:value-type="float" office:value="802580000">
            <text:p>802580000</text:p>
          </table:table-cell>
          <table:table-cell office:value-type="float" office:value="673236000">
            <text:p>673236000</text:p>
          </table:table-cell>
          <table:table-cell table:formula="of:=SUM([.C10:.E10])/3/[.B10]" office:value-type="float" office:value="1.59456133333333">
            <text:p>1.594561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">
            <text:p>100000</text:p>
          </table:table-cell>
          <table:table-cell office:value-type="float" office:value="734737">
            <text:p>734737</text:p>
          </table:table-cell>
          <table:table-cell office:value-type="float" office:value="161949">
            <text:p>161949</text:p>
          </table:table-cell>
          <table:table-cell office:value-type="float" office:value="2210270">
            <text:p>2210270</text:p>
          </table:table-cell>
          <table:table-cell table:formula="of:=SUM([.C11:.E11])/3/[.B11]" office:value-type="float" office:value="10.35652">
            <text:p>10.35652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">
            <text:p>500000</text:p>
          </table:table-cell>
          <table:table-cell office:value-type="float" office:value="3357060">
            <text:p>3357060</text:p>
          </table:table-cell>
          <table:table-cell office:value-type="float" office:value="622647">
            <text:p>622647</text:p>
          </table:table-cell>
          <table:table-cell office:value-type="float" office:value="6657110">
            <text:p>6657110</text:p>
          </table:table-cell>
          <table:table-cell table:formula="of:=SUM([.C12:.E12])/3/[.B12]" office:value-type="float" office:value="7.09121133333333">
            <text:p>7.091211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0">
            <text:p>1000000</text:p>
          </table:table-cell>
          <table:table-cell office:value-type="float" office:value="6584050">
            <text:p>6584050</text:p>
          </table:table-cell>
          <table:table-cell office:value-type="float" office:value="1243390">
            <text:p>1243390</text:p>
          </table:table-cell>
          <table:table-cell office:value-type="float" office:value="14025800">
            <text:p>14025800</text:p>
          </table:table-cell>
          <table:table-cell table:formula="of:=SUM([.C13:.E13])/3/[.B13]" office:value-type="float" office:value="7.28441333333333">
            <text:p>7.284413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0">
            <text:p>5000000</text:p>
          </table:table-cell>
          <table:table-cell office:value-type="float" office:value="34588200">
            <text:p>34588200</text:p>
          </table:table-cell>
          <table:table-cell office:value-type="float" office:value="6365220">
            <text:p>6365220</text:p>
          </table:table-cell>
          <table:table-cell office:value-type="float" office:value="72465200">
            <text:p>72465200</text:p>
          </table:table-cell>
          <table:table-cell table:formula="of:=SUM([.C14:.E14])/3/[.B14]" office:value-type="float" office:value="7.56124133333333">
            <text:p>7.5612413333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00">
            <text:p>10000000</text:p>
          </table:table-cell>
          <table:table-cell office:value-type="float" office:value="68053800">
            <text:p>68053800</text:p>
          </table:table-cell>
          <table:table-cell office:value-type="float" office:value="13088100">
            <text:p>13088100</text:p>
          </table:table-cell>
          <table:table-cell office:value-type="float" office:value="146516000">
            <text:p>146516000</text:p>
          </table:table-cell>
          <table:table-cell table:formula="of:=SUM([.C15:.E15])/3/[.B15]" office:value-type="float" office:value="7.58859666666667">
            <text:p>7.5885966667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00">
            <text:p>50000000</text:p>
          </table:table-cell>
          <table:table-cell office:value-type="float" office:value="343910000">
            <text:p>343910000</text:p>
          </table:table-cell>
          <table:table-cell office:value-type="float" office:value="67590400">
            <text:p>67590400</text:p>
          </table:table-cell>
          <table:table-cell office:value-type="float" office:value="726073000">
            <text:p>726073000</text:p>
          </table:table-cell>
          <table:table-cell table:formula="of:=SUM([.C16:.E16])/3/[.B16]" office:value-type="float" office:value="7.58382266666667">
            <text:p>7.5838226667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100000000">
            <text:p>100000000</text:p>
          </table:table-cell>
          <table:table-cell office:value-type="float" office:value="683174000">
            <text:p>683174000</text:p>
          </table:table-cell>
          <table:table-cell office:value-type="float" office:value="137498000">
            <text:p>137498000</text:p>
          </table:table-cell>
          <table:table-cell office:value-type="float" office:value="1405280000">
            <text:p>1405280000</text:p>
          </table:table-cell>
          <table:table-cell table:formula="of:=SUM([.C17:.E17])/3/[.B17]" office:value-type="float" office:value="7.41984">
            <text:p>7.41984</text:p>
          </table:table-cell>
        </table:table-row>
        <table:table-row table:style-name="ro3">
          <table:table-cell office:value-type="string">
            <text:p>PERS</text:p>
          </table:table-cell>
          <table:table-cell office:value-type="float" office:value="500000000">
            <text:p>500000000</text:p>
          </table:table-cell>
          <table:table-cell office:value-type="float" office:value="4230410000">
            <text:p>4230410000</text:p>
          </table:table-cell>
          <table:table-cell office:value-type="float" office:value="823192000">
            <text:p>823192000</text:p>
          </table:table-cell>
          <table:table-cell office:value-type="float" office:value="7572110000">
            <text:p>7572110000</text:p>
          </table:table-cell>
          <table:table-cell table:formula="of:=SUM([.C18:.E18])/3/[.B18]" office:value-type="float" office:value="8.41714133333333">
            <text:p>8.417141333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">
            <text:p>100000</text:p>
          </table:table-cell>
          <table:table-cell office:value-type="float" office:value="637356">
            <text:p>637356</text:p>
          </table:table-cell>
          <table:table-cell office:value-type="float" office:value="116408">
            <text:p>116408</text:p>
          </table:table-cell>
          <table:table-cell office:value-type="float" office:value="1062720">
            <text:p>1062720</text:p>
          </table:table-cell>
          <table:table-cell table:formula="of:=SUM([.C19:.E19])/3/[.B19]" office:value-type="float" office:value="6.05494666666667">
            <text:p>6.0549466667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">
            <text:p>500000</text:p>
          </table:table-cell>
          <table:table-cell office:value-type="float" office:value="3301730">
            <text:p>3301730</text:p>
          </table:table-cell>
          <table:table-cell office:value-type="float" office:value="603038">
            <text:p>603038</text:p>
          </table:table-cell>
          <table:table-cell office:value-type="float" office:value="6176590">
            <text:p>6176590</text:p>
          </table:table-cell>
          <table:table-cell table:formula="of:=SUM([.C20:.E20])/3/[.B20]" office:value-type="float" office:value="6.72090533333333">
            <text:p>6.720905333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0">
            <text:p>1000000</text:p>
          </table:table-cell>
          <table:table-cell office:value-type="float" office:value="6576330">
            <text:p>6576330</text:p>
          </table:table-cell>
          <table:table-cell office:value-type="float" office:value="1225540">
            <text:p>1225540</text:p>
          </table:table-cell>
          <table:table-cell office:value-type="float" office:value="12761600">
            <text:p>12761600</text:p>
          </table:table-cell>
          <table:table-cell table:formula="of:=SUM([.C21:.E21])/3/[.B21]" office:value-type="float" office:value="6.85449">
            <text:p>6.85449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0">
            <text:p>5000000</text:p>
          </table:table-cell>
          <table:table-cell office:value-type="float" office:value="34547300">
            <text:p>34547300</text:p>
          </table:table-cell>
          <table:table-cell office:value-type="float" office:value="6618990">
            <text:p>6618990</text:p>
          </table:table-cell>
          <table:table-cell office:value-type="float" office:value="64957800">
            <text:p>64957800</text:p>
          </table:table-cell>
          <table:table-cell table:formula="of:=SUM([.C22:.E22])/3/[.B22]" office:value-type="float" office:value="7.07493933333333">
            <text:p>7.074939333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00">
            <text:p>10000000</text:p>
          </table:table-cell>
          <table:table-cell office:value-type="float" office:value="64464200">
            <text:p>64464200</text:p>
          </table:table-cell>
          <table:table-cell office:value-type="float" office:value="13010500">
            <text:p>13010500</text:p>
          </table:table-cell>
          <table:table-cell office:value-type="float" office:value="131246000">
            <text:p>131246000</text:p>
          </table:table-cell>
          <table:table-cell table:formula="of:=SUM([.C23:.E23])/3/[.B23]" office:value-type="float" office:value="6.95735666666667">
            <text:p>6.9573566667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00">
            <text:p>50000000</text:p>
          </table:table-cell>
          <table:table-cell office:value-type="float" office:value="330747000">
            <text:p>330747000</text:p>
          </table:table-cell>
          <table:table-cell office:value-type="float" office:value="67641500">
            <text:p>67641500</text:p>
          </table:table-cell>
          <table:table-cell office:value-type="float" office:value="643726000">
            <text:p>643726000</text:p>
          </table:table-cell>
          <table:table-cell table:formula="of:=SUM([.C24:.E24])/3/[.B24]" office:value-type="float" office:value="6.94743">
            <text:p>6.94743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100000000">
            <text:p>100000000</text:p>
          </table:table-cell>
          <table:table-cell office:value-type="float" office:value="656749000">
            <text:p>656749000</text:p>
          </table:table-cell>
          <table:table-cell office:value-type="float" office:value="137087000">
            <text:p>137087000</text:p>
          </table:table-cell>
          <table:table-cell office:value-type="float" office:value="1274970000">
            <text:p>1274970000</text:p>
          </table:table-cell>
          <table:table-cell table:formula="of:=SUM([.C25:.E25])/3/[.B25]" office:value-type="float" office:value="6.89602">
            <text:p>6.89602</text:p>
          </table:table-cell>
        </table:table-row>
        <table:table-row table:style-name="ro3">
          <table:table-cell office:value-type="string">
            <text:p>SSD</text:p>
          </table:table-cell>
          <table:table-cell office:value-type="float" office:value="500000000">
            <text:p>500000000</text:p>
          </table:table-cell>
          <table:table-cell office:value-type="float" office:value="4015300000">
            <text:p>4015300000</text:p>
          </table:table-cell>
          <table:table-cell office:value-type="float" office:value="834968000">
            <text:p>834968000</text:p>
          </table:table-cell>
          <table:table-cell office:value-type="float" office:value="5399150000">
            <text:p>5399150000</text:p>
          </table:table-cell>
          <table:table-cell table:formula="of:=SUM([.C26:.E26])/3/[.B26]" office:value-type="float" office:value="6.83294533333333">
            <text:p>6.8329453333</text:p>
          </table:table-cell>
        </table:table-row>
      </table:table>
      <table:named-expressions/>
      <table:database-ranges>
        <table:database-range table:name="__Anonymous_Sheet_DB__1" table:target-range-address="Sheet2.A3:Sheet2.E2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 style:data-style-name="N2" text:time-value="0000-00-00T13:04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5T21:14:03</meta:creation-date>
    <dc:date>2012-09-27T13:19:51</dc:date>
    <meta:editing-duration>PT4H8M55S</meta:editing-duration>
    <meta:editing-cycles>5</meta:editing-cycles>
    <meta:generator>LibreOffice/3.6$Linux_X86_64 LibreOffice_project/360m1$Build-2</meta:generator>
    <meta:document-statistic meta:table-count="2" meta:cell-count="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Append Benchmark</text:p>
        </chart:title>
        <chart:legend chart:legend-position="end" svg:x="13.201cm" svg:y="4.201cm" style:legend-expansion="high" chart:style-name="ch3"/>
        <chart:plot-area chart:style-name="ch4" table:cell-range-address="Sheet1.A4:Sheet1.B17 Sheet1.B3:Sheet1.B3" chart:data-source-has-labels="row" svg:x="1.331cm" svg:y="1.635cm" svg:width="11.23cm" svg:height="6.204cm">
          <chartooo:coordinate-region svg:x="2.323cm" svg:y="1.834cm" svg:width="9.588cm" svg:height="5.358cm"/>
          <chart:axis chart:dimension="x" chart:name="primary-x" chart:style-name="ch5">
            <chart:title svg:x="6.082cm" svg:y="8.019cm" chart:style-name="ch6">
              <text:p>Operations</text:p>
            </chart:title>
          </chart:axis>
          <chart:axis chart:dimension="y" chart:name="primary-y" chart:style-name="ch5">
            <chart:title svg:x="0.451cm" svg:y="6.223cm" chart:style-name="ch7">
              <text:p>Time (Milliseconds)</text:p>
            </chart:title>
            <chart:grid chart:style-name="ch8" chart:class="major"/>
          </chart:axis>
          <chart:series chart:style-name="ch9" chart:values-cell-range-address="Sheet1.B4:Sheet1.B17" chart:label-cell-address="Sheet1.B3:Sheet1.B3" chart:class="chart:scatter">
            <chart:domain table:cell-range-address="Sheet1.A4:Sheet1.A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ms)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6.568">
                <text:p>6.568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49.817">
                <text:p>49.8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8.736">
                <text:p>58.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73.379">
                <text:p>273.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23.214">
                <text:p>523.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001.67">
                <text:p>100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491.68">
                <text:p>1491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1921.35">
                <text:p>192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497.13">
                <text:p>2497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00">
                <text:p>600000</text:p>
              </table:table-cell>
              <table:table-cell office:value-type="float" office:value="2894.43">
                <text:p>2894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000">
                <text:p>700000</text:p>
              </table:table-cell>
              <table:table-cell office:value-type="float" office:value="3373.93">
                <text:p>3373.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4008.61">
                <text:p>4008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00">
                <text:p>900000</text:p>
              </table:table-cell>
              <table:table-cell office:value-type="float" office:value="4318.57">
                <text:p>4318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4827.07">
                <text:p>4827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6.091cm" svg:y="0.316cm" chart:style-name="ch2">
          <text:p>Latency of Append</text:p>
        </chart:title>
        <chart:legend chart:legend-position="end" svg:x="13.439cm" svg:y="4.201cm" style:legend-expansion="high" chart:style-name="ch3"/>
        <chart:plot-area chart:style-name="ch4" table:cell-range-address="Sheet1.A4:Sheet1.A17 Sheet1.C3:Sheet1.C17" chart:data-source-has-labels="both" svg:x="1.331cm" svg:y="1.635cm" svg:width="11.468cm" svg:height="6.204cm">
          <chartooo:coordinate-region svg:x="2.429cm" svg:y="1.835cm" svg:width="9.72cm" svg:height="5.357cm"/>
          <chart:axis chart:dimension="x" chart:name="primary-x" chart:style-name="ch5" chartooo:axis-type="auto">
            <chart:title svg:x="6.201cm" svg:y="8.019cm" chart:style-name="ch6">
              <text:p>Operations</text:p>
            </chart:title>
            <chart:categories table:cell-range-address="Sheet1.A4:Sheet1.A17"/>
          </chart:axis>
          <chart:axis chart:dimension="y" chart:name="primary-y" chart:style-name="ch5">
            <chart:title svg:x="0.451cm" svg:y="6.408cm" chart:style-name="ch7">
              <text:p>Latency (Milliseconds)</text:p>
            </chart:title>
            <chart:grid chart:style-name="ch8" chart:class="major"/>
          </chart:axis>
          <chart:series chart:style-name="ch9" chart:values-cell-range-address="Sheet1.C4:Sheet1.C17" chart:label-cell-address="Sheet1.C3:Sheet1.C3" chart:class="chart:scatter">
            <chart:domain table:cell-range-address="Sheet1.A4:Sheet1.A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tency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1000">
                <text:p>1000</text:p>
                <draw:g>
                  <svg:desc>Sheet1.A4:Sheet1.A17</svg:desc>
                </draw:g>
              </table:table-cell>
              <table:table-cell office:value-type="float" office:value="0.006568">
                <text:p>0.006568</text:p>
                <draw:g>
                  <svg:desc>Sheet1.C4:Sheet1.C17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099634">
                <text:p>0.00996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.0058736">
                <text:p>0.005873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.00546758">
                <text:p>0.0054675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523214">
                <text:p>0.0052321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0.00500835">
                <text:p>0.0050083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0497226666666667">
                <text:p>0.0049722666666666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04803375">
                <text:p>0.00480337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0499426">
                <text:p>0.0049942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0482405">
                <text:p>0.004824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048199">
                <text:p>0.0048199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050107625">
                <text:p>0.005010762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0479841111111111">
                <text:p>0.004798411111111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0482707">
                <text:p>0.00482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